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937in"/>
    </style:style>
    <style:style style:name="co9" style:family="table-column">
      <style:table-column-properties fo:break-before="auto" style:column-width="2.64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822in"/>
    </style:style>
    <style:style style:name="co12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/>
      <style:text-properties style:use-window-font-color="true"/>
    </style:style>
    <style:style style:name="ce5" style:family="table-cell" style:parent-style-name="Default">
      <style:table-cell-properties fo:background-color="#5eb91e"/>
      <style:text-properties style:use-window-font-color="true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ff3838"/>
      <style:text-properties fo:color="#000000"/>
    </style:style>
    <style:style style:name="ce1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Cyc1_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Cyc1_DOT" table:style-name="ta1">
        <table:table-column table:style-name="co8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Cyc2_US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2_DOT" table:style-name="ta1">
        <table:table-column table:style-name="co10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US" table:style-name="ta1">
        <table:table-column table:style-name="co11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DOT" table:style-name="ta1">
        <table:table-column table:style-name="co12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3T15:02:22.833084501</dc:date>
    <meta:editing-duration>P25DT5H28M25S</meta:editing-duration>
    <meta:editing-cycles>86</meta:editing-cycles>
    <meta:document-statistic meta:table-count="6" meta:cell-count="3053" meta:object-count="0"/>
  </office:meta>
</office:document-meta>
</file>